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1cm" fo:min-width="4.698cm"/>
    </style:style>
    <style:style style:name="gr2" style:family="graphic" style:parent-style-name="standard">
      <style:graphic-properties draw:textarea-horizontal-align="justify" draw:textarea-vertical-align="middle" draw:auto-grow-height="false" fo:min-height="3.433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7.628cm"/>
    </style:style>
    <style:style style:name="gr5" style:family="graphic" style:parent-style-name="standard">
      <style:graphic-properties draw:textarea-horizontal-align="justify" draw:textarea-vertical-align="middle" draw:auto-grow-height="false" fo:min-height="1.011cm" fo:min-width="3.135cm"/>
    </style:style>
    <style:style style:name="gr6" style:family="graphic" style:parent-style-name="standard">
      <style:graphic-properties draw:textarea-horizontal-align="justify" draw:textarea-vertical-align="middle" draw:auto-grow-height="false" fo:min-height="1.011cm" fo:min-width="1.574cm"/>
    </style:style>
    <style:style style:name="gr7" style:family="graphic" style:parent-style-name="standard">
      <style:graphic-properties draw:textarea-horizontal-align="justify" draw:textarea-vertical-align="middle" draw:auto-grow-height="false" fo:min-height="1.011cm" fo:min-width="4.635cm"/>
    </style:style>
    <style:style style:name="gr8" style:family="graphic" style:parent-style-name="standard">
      <style:graphic-properties draw:textarea-horizontal-align="justify" draw:textarea-vertical-align="middle" draw:auto-grow-height="false" fo:min-height="1.011cm" fo:min-width="1.5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397cm" draw:transform="rotate (1.5707963267949) translate (7.554cm 26.934cm)">
          <text:p text:style-name="P1">196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88cm" svg:height="3.683cm" svg:x="1.508cm" svg:y="17.637cm">
          <text:list text:style-name="L1">
            <text:list-item>
              <text:p text:style-name="P2">Z-buffer</text:p>
            </text:list-item>
            <text:list-item>
              <text:p text:style-name="P2">Texture mapping</text:p>
            </text:list-item>
            <text:list-item>
              <text:p text:style-name="P2">Phong’s lighting</text:p>
              <text:p text:style-name="P2">model</text:p>
            </text:list-item>
            <text:list-item>
              <text:p text:style-name="P2">Apple I and II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2.54cm" svg:x="1.508cm" svg:y="14.97cm">
          <text:list text:style-name="L1">
            <text:list-item>
              <text:p text:style-name="P2">IBM PC</text:p>
            </text:list-item>
            <text:list-item>
              <text:p text:style-name="P2">The Mac</text:p>
            </text:list-item>
            <text:list-item>
              <text:p text:style-name="P2">x86 chipse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2.54cm" svg:x="1.508cm" svg:y="11.033cm">
          <text:list text:style-name="L1">
            <text:list-item>
              <text:p text:style-name="P2">StarWars</text:p>
            </text:list-item>
            <text:list-item>
              <text:p text:style-name="P2">The Terminator</text:p>
            </text:list-item>
            <text:list-item>
              <text:p text:style-name="P2">Jurassic Par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19cm" svg:y="25.184cm">
          <text:p text:style-name="P2"><text:span text:style-name="T1">1960</text:span>: “Computer Graphics”</text:p>
          <text:p text:style-name="P2">coined as a term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19cm" svg:y="21.784cm">
          <text:p text:style-name="P2"><text:span text:style-name="T1">1969</text:span>: ACM SIGGRAPH</text:p>
          <text:p text:style-name="P2">create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19cm" svg:y="23.484cm">
          <text:p text:style-name="P2"><text:span text:style-name="T1">1963</text:span>: Sketchpad created. </text:p>
          <text:p text:style-name="P2">Mouse created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19cm" svg:y="19.684cm">
          <text:p text:style-name="P2"><text:span text:style-name="T1">1973</text:span>: First SIGGRAPH</text:p>
          <text:p text:style-name="P2">Confe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128cm" svg:height="1.524cm" svg:x="9.119cm" svg:y="17.984cm">
          <text:p text:style-name="P2"><text:span text:style-name="T1">1975</text:span>: Newell’s Utah Teap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128cm" svg:height="1.524cm" svg:x="9.064cm" svg:y="15.576cm">
          <text:p text:style-name="P2">1981: Nintendo releases</text:p>
          <text:p text:style-name="P2">Donkey Ko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28cm" svg:y="13.368cm">
          <text:p text:style-name="P2">1992: OpenGL release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28cm" svg:y="11.717cm">
          <text:p text:style-name="P2">1995: Pixar releases Toy</text:p>
          <text:p text:style-name="P2">Stor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28cm" svg:y="10.066cm">
          <text:p text:style-name="P2">1996: Quake is release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1.524cm" svg:x="9.128cm" svg:y="7.604cm">
          <text:p text:style-name="P2">2003: OpenGL ES releas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71cm" svg:height="1.397cm" draw:transform="rotate (1.5707963267949) translate (7.554cm 21.434cm)">
          <text:p text:style-name="P1">197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21cm" svg:height="1.397cm" draw:transform="rotate (1.5707963267949) translate (7.554cm 17.434cm)">
          <text:p text:style-name="P1">198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71cm" svg:height="1.397cm" draw:transform="rotate (1.5707963267949) translate (7.554cm 15.034cm)">
          <text:p text:style-name="P1">199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211cm" svg:height="1.397cm" draw:transform="rotate (1.5707963267949) translate (7.554cm 9.434cm)">
          <text:p text:style-name="P1">200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1:12:22.219684061</meta:creation-date>
    <dc:date>2019-05-20T11:42:55.591192414</dc:date>
    <meta:editing-duration>PT8M43S</meta:editing-duration>
    <meta:editing-cycles>1</meta:editing-cycles>
    <meta:document-statistic meta:object-count="18"/>
    <meta:generator>LibreOffice/6.2.3.2$Linux_X86_64 LibreOffice_project/20$Build-2</meta:generator>
  </office:meta>
</office:document-meta>
</file>